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vg:font-family="'Noto Sans'" style:font-family-generic="swiss"/>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able_20_Contents">
      <style:text-properties style:font-name="Tahoma" fo:font-size="7pt" fo:font-weight="bold" officeooo:paragraph-rsid="0012be77" style:font-size-asian="7pt" style:font-weight-asian="bold" style:font-size-complex="7pt" style:font-weight-complex="bold"/>
    </style:style>
    <style:style style:name="P3" style:family="paragraph" style:parent-style-name="Table_20_Contents">
      <style:text-properties style:font-name="Tahoma" fo:font-size="7pt" fo:font-style="normal" fo:font-weight="bold" officeooo:paragraph-rsid="0012be77" style:font-size-asian="7pt" style:font-style-asian="normal" style:font-weight-asian="bold" style:font-size-complex="7pt" style:font-style-complex="normal" style:font-weight-complex="bold"/>
    </style:style>
    <style:style style:name="P4" style:family="paragraph" style:parent-style-name="Table_20_Contents">
      <style:text-properties style:font-name="Tahoma" fo:font-size="7pt" officeooo:paragraph-rsid="0012be77" style:font-size-asian="7pt" style:font-size-complex="7pt"/>
    </style:style>
    <style:style style:name="P5" style:family="paragraph" style:parent-style-name="Frame_20_contents">
      <style:text-properties officeooo:rsid="00119851" officeooo:paragraph-rsid="00119851"/>
    </style:style>
    <style:style style:name="P6" style:family="paragraph" style:parent-style-name="Frame_20_contents">
      <style:text-properties officeooo:rsid="00119851" officeooo:paragraph-rsid="00156585"/>
    </style:style>
    <style:style style:name="P7" style:family="paragraph" style:parent-style-name="Text_20_body">
      <style:text-properties officeooo:paragraph-rsid="00119851"/>
    </style:style>
    <style:style style:name="P8" style:family="paragraph" style:parent-style-name="Text_20_body">
      <style:text-properties officeooo:rsid="00119851" officeooo:paragraph-rsid="00119851"/>
    </style:style>
    <style:style style:name="P9" style:family="paragraph" style:parent-style-name="Text_20_body">
      <style:text-properties fo:font-size="10pt" fo:font-weight="normal" officeooo:rsid="0012be77" officeooo:paragraph-rsid="0012be77"/>
    </style:style>
    <style:style style:name="P10" style:family="paragraph" style:parent-style-name="Text_20_body">
      <style:text-properties officeooo:paragraph-rsid="0012be77"/>
    </style:style>
    <style:style style:name="P11" style:family="paragraph" style:parent-style-name="Text_20_body">
      <style:text-properties officeooo:rsid="0012be77" officeooo:paragraph-rsid="0012be77"/>
    </style:style>
    <style:style style:name="P12" style:family="paragraph" style:parent-style-name="sender_20_address" style:master-page-name="First_20_Page">
      <style:paragraph-properties fo:text-align="end" style:justify-single-word="false" style:page-number="auto">
        <style:tab-stops>
          <style:tab-stop style:position="13.847cm" style:type="right"/>
        </style:tab-stops>
      </style:paragraph-properties>
      <style:text-properties officeooo:paragraph-rsid="00148128"/>
    </style:style>
    <style:style style:name="P13" style:family="paragraph" style:parent-style-name="Text_20_body">
      <style:text-properties officeooo:rsid="0016d5e3" officeooo:paragraph-rsid="0016d5e3"/>
    </style:style>
    <style:style style:name="P14" style:family="paragraph" style:parent-style-name="Text_20_body">
      <style:text-properties officeooo:paragraph-rsid="0016d5e3"/>
    </style:style>
    <style:style style:name="T1" style:family="text">
      <style:text-properties officeooo:rsid="0012be77"/>
    </style:style>
    <style:style style:name="T2" style:family="text">
      <style:text-properties fo:font-size="10pt" fo:font-weight="normal" officeooo:rsid="000e487e"/>
    </style:style>
    <style:style style:name="T3" style:family="text">
      <style:text-properties officeooo:rsid="000f4497"/>
    </style:style>
    <style:style style:name="T4" style:family="text">
      <style:text-properties officeooo:rsid="00119851"/>
    </style:style>
    <style:style style:name="T5" style:family="text">
      <style:text-properties officeooo:rsid="0016d5e3"/>
    </style:style>
    <style:style style:name="fr1" style:family="graphic" style:parent-style-name="Frame">
      <style:graphic-properties style:wrap="none" style:vertical-pos="from-top" style:vertical-rel="page" style:horizontal-pos="from-left" style:horizontal-rel="page-content" fo:padding="0cm"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1" svg:x="0cm" svg:y="5.489cm" svg:width="7.488cm" draw:z-index="0">
        <draw:text-box fo:min-height="2.501cm">
          <text:p text:style-name="Frame_20_contents"><text:database-display text:table-name="0001 Adressen" text:table-type="table" text:column-name="Firma" text:database-name="0001 Adressen2">Elektro - Install. Unkelbach</text:database-display><text:hidden-paragraph text:condition="ooow:![0001 Adressen2.0001 Adressen.Firma]"/></text:p>
          <text:p text:style-name="P6"><text:database-display text:table-name="0001 Adressen" text:table-type="table" text:column-name="Anrede" text:database-name="0001 Adressen2">Frau</text:database-display><text:s/><text:database-display text:table-name="0001 Adressen" text:table-type="table" text:column-name="Ansprechpartner" text:database-name="0001 Adressen2">Andrea Hagebau</text:database-display></text:p>
          <text:p text:style-name="P5"><text:database-display text:table-name="0001 Adressen" text:table-type="table" text:column-name="Telefonnummer" text:database-name="0001 Adressen2">0241 52 32 45</text:database-display><text:hidden-paragraph text:condition="ooow:![0001 Adressen2.0001 Adressen.Telefonnummer]"/></text:p>
          <text:p text:style-name="P5"><text:database-display text:table-name="0001 Adressen" text:table-type="table" text:column-name="StraßeHausnummer" text:database-name="0001 Adressen2">Trierer Str. 368</text:database-display><text:hidden-paragraph text:condition="ooow:![0001 Adressen2.0001 Adressen.StraßeHausnummer]"/></text:p>
          <text:p text:style-name="P5"><text:database-display text:table-name="0001 Adressen" text:table-type="table" text:column-name="Ort" text:database-name="0001 Adressen2">Aachen</text:database-display><text:database-display text:table-name="0001 Adressen" text:table-type="table" text:column-name="PLZ" text:database-name="0001 Adressen2">52078</text:database-display><text:hidden-paragraph text:condition="ooow:![0001 Adressen2.0001 Adressen.Ort] AND ![0001 Adressen2.0001 Adressen.PLZ]"/></text:p>
        </draw:text-box>
      </draw:frame>
      <text:p text:style-name="P12"><text:tab/><text:span text:style-name="T2"><text:placeholder text:placeholder-type="text">&lt;Konrad Gries&gt;</text:placeholder></text:span><text:span text:style-name="T2"><text:line-break/></text:span><text:tab/><text:placeholder text:placeholder-type="text">&lt;Micos GMBH&gt;</text:placeholder><text:line-break/><text:tab/><text:placeholder text:placeholder-type="text">&lt;Neuköllner Straße 45&gt;</text:placeholder><text:line-break/><text:tab/><text:placeholder text:placeholder-type="object">&lt;52068&gt;</text:placeholder><text:placeholder text:placeholder-type="text">&lt;Aachen&gt;</text:placeholder><text:line-break/><text:tab/><text:placeholder text:placeholder-type="text">&lt;Deutschland&gt;</text:placeholder></text:p>
      <text:p text:style-name="P7"/>
      <text:p text:style-name="P8">04.09.2021</text:p>
      <text:p text:style-name="P10"><text:span text:style-name="T1">Sehr geehrte/r </text:span><text:span text:style-name="T4"><text:database-display text:table-name="0001 Adressen" text:table-type="table" text:column-name="Anrede" text:database-name="0001 Adressen2">Frau</text:database-display></text:span><text:s/><text:span text:style-name="T4"><text:database-display text:table-name="0001 Adressen" text:table-type="table" text:column-name="Ansprechpartner" text:database-name="0001 Adressen2">Andrea Hagebau</text:database-display></text:span><text:span text:style-name="T3">, </text:span></text:p>
      <text:p text:style-name="P14"><text:span text:style-name="T5">Hiermit möchten wir Sie hiermit zu unserer eigenen kleinen Hausmesse einladen auf der wir Ihnen unsere eigenen Produkte vorstellen möchten. Hier in Aachen als der Hauptsitz von der Micos GmbH ermöglichen wir dem Kunden einen direkten Einblick in unseren Ablauf der Produktion und freuen und die eigenen Produkte persönlich vorzustellen.</text:span></text:p>
      <text:p text:style-name="P13">Wir freuen uns gerne auf eine Rückmeldung von Ihnen zu dieser Einladung</text:p>
      <text:p text:style-name="P13"/>
      <text:p text:style-name="P11">Mit Freundlichen Grüßen</text:p>
      <text:p text:style-name="P9">Konrad Gr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vg:font-family="'Noto Sans'" style:font-family-generic="swiss"/>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deg" draw:border="50%"/>
    <draw:gradient draw:name="kék-sárga" draw:style="axial" draw:start-color="#0066cc" draw:end-color="#ffd320"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Segoe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none" fo:country="none" style:letter-kerning="true" style:font-name-asian="Segoe UI"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text>/ </number:text>
      <number:month number:style="long" number:textual="true"/>
      <number:day/>
      <number:text>/</number:text>
    </number:date-style>
  </office:style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C" style:family="table-column">
      <style:table-column-properties style:column-width="3.694cm" style:rel-column-width="14238*"/>
    </style:style>
    <style:style style:name="Tabelle1.D" style:family="table-column">
      <style:table-column-properties style:column-width="4.807cm" style:rel-column-width="1853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P2" style:family="paragraph" style:parent-style-name="Table_20_Contents">
      <style:text-properties style:font-name="Tahoma" fo:font-size="7pt" fo:font-weight="bold" officeooo:paragraph-rsid="0012be77" style:font-size-asian="7pt" style:font-weight-asian="bold" style:font-size-complex="7pt" style:font-weight-complex="bold"/>
    </style:style>
    <style:style style:name="MP3" style:family="paragraph" style:parent-style-name="Table_20_Contents">
      <style:text-properties style:font-name="Tahoma" fo:font-size="7pt" fo:font-style="normal" fo:font-weight="bold" officeooo:paragraph-rsid="0012be77" style:font-size-asian="7pt" style:font-style-asian="normal" style:font-weight-asian="bold" style:font-size-complex="7pt" style:font-style-complex="normal" style:font-weight-complex="bold"/>
    </style:style>
    <style:style style:name="MP4" style:family="paragraph" style:parent-style-name="Table_20_Contents">
      <style:text-properties style:font-name="Tahoma" fo:font-size="7pt" officeooo:paragraph-rsid="0012be77" style:font-size-asian="7pt" style:font-size-complex="7pt"/>
    </style:style>
    <style:style style:name="MT1" style:family="text">
      <style:text-properties officeooo:rsid="0012be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able:table table:name="Tabelle1" table:style-name="Tabelle1">
          <table:table-column table:style-name="Tabelle1.A"/>
          <table:table-column table:style-name="Tabelle1.B"/>
          <table:table-column table:style-name="Tabelle1.C"/>
          <table:table-column table:style-name="Tabelle1.D"/>
          <table:table-row table:style-name="TableLine2970614644672">
            <table:table-cell table:style-name="Tabelle1.A1" office:value-type="string">
              <text:p text:style-name="MP2">MICOS IT-Solutions GmbH Neuköllner Straße 15 </text:p>
              <text:p text:style-name="MP2">52068 Aachen</text:p>
            </table:table-cell>
            <table:table-cell table:style-name="Tabelle1.A1" office:value-type="string">
              <text:p text:style-name="MP2"><text:span text:style-name="MT1">I</text:span>nternet </text:p>
              <text:p text:style-name="MP2">info@micos-aachen.de</text:p>
            </table:table-cell>
            <table:table-cell table:style-name="Tabelle1.A1" office:value-type="string">
              <text:p text:style-name="MP2">Telefon </text:p>
              <text:p text:style-name="MP2">+49 241 1234 - 0</text:p>
            </table:table-cell>
            <table:table-cell table:style-name="Tabelle1.D1" office:value-type="string">
              <text:p text:style-name="MP3">Sparkasse Aachen </text:p>
              <text:p text:style-name="MP4">IBAN: DE 15 4305 0001 0025 2701 66 BIC:AACSDE33 </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5T23:31:16.756000000</meta:creation-date>
    <meta:editing-duration>PT12M29S</meta:editing-duration>
    <meta:editing-cycles>5</meta:editing-cycles>
    <meta:generator>LibreOffice/7.0.4.2$Windows_X86_64 LibreOffice_project/dcf040e67528d9187c66b2379df5ea4407429775</meta:generator>
    <dc:description>Modern business letter with sans-serif font </dc:description>
    <dc:title>Modern business letter sans-serif</dc:title>
    <dc:date>2021-09-06T06:54:09.053000000</dc:date>
    <meta:document-statistic meta:table-count="1" meta:image-count="0" meta:object-count="0" meta:page-count="1" meta:paragraph-count="21" meta:word-count="125" meta:character-count="836" meta:non-whitespace-character-count="721"/>
  </office:meta>
</office:document-meta>
</file>